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3" style:family="text">
      <style:text-properties fo:font-variant="normal" fo:text-transform="none" fo:color="#444444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heading=h.gjdgxs"/><text:span text:style-name="T1">Перечень вопросов для подготовки к дифференцированному зачету</text:span></text:p>
      <text:p text:style-name="P1"><text:span text:style-name="T1">по дисциплине «Учебно-исследовательская работа»</text:span></text:p>
      <text:p text:style-name="P2"/>
      <text:list xml:id="list4205143499" text:style-name="WWNum1">
        <text:list-item>
          <text:p text:style-name="P3"><text:span text:style-name="T2">Понятие системы и ее модели. Проектирование и моделирование как метод научного познания и мышления. </text:span></text:p>
        </text:list-item>
        <text:list-item>
          <text:p text:style-name="P3"><text:span text:style-name="T2">Понятие отображения информации. Понятие системы, модели, задачи, метода, алгоритма, программы. Действия с моделями.</text:span></text:p>
        </text:list-item>
        <text:list-item>
          <text:p text:style-name="P3"><text:span text:style-name="T2">Классификация видов представления систем.</text:span></text:p>
        </text:list-item>
        <text:list-item>
          <text:p text:style-name="P3"><text:span text:style-name="T2">Понятие о технологии. Информационные технологии. Математические схемы моделирования систем. Блок-схемы алгоритмов. </text:span><text:span text:style-name="T3">ГОСТ 19.701-90 (ИСО 5807-85).</text:span></text:p>
        </text:list-item>
        <text:list-item>
          <text:p text:style-name="P3"><text:span text:style-name="T2">Концептуальные модели систем. Язык описания систем. </text:span></text:p>
        </text:list-item>
        <text:list-item>
          <text:p text:style-name="P3"><text:span text:style-name="T2">Объект – свойства и процесс. Связи. Структура. Переменные. Параметры. Состояние. </text:span></text:p>
        </text:list-item>
        <text:list-item>
          <text:p text:style-name="P3"><text:span text:style-name="T2">Типы объектов и возможности формализации. Иерархия. </text:span></text:p>
        </text:list-item>
        <text:list-item>
          <text:p text:style-name="P3"><text:span text:style-name="T2">Теорема Геделя. Мера. Шкала.</text:span></text:p>
        </text:list-item>
        <text:list-item>
          <text:p text:style-name="P3"><text:span text:style-name="T2">Понятие «черного ящика». Формализация и алгоритмизация процессов функционирования систем. </text:span></text:p>
        </text:list-item>
        <text:list-item>
          <text:p text:style-name="P3"><text:span text:style-name="T2">Математические схемы моделирования систем. </text:span></text:p>
        </text:list-item>
        <text:list-item>
          <text:p text:style-name="P3"><text:span text:style-name="T2">Линейная модель. Динамические модели. Логические модели.</text:span></text:p>
        </text:list-item>
        <text:list-item>
          <text:p text:style-name="P3"><text:span text:style-name="T2">Системы с обратной связью. </text:span></text:p>
        </text:list-item>
        <text:list-item>
          <text:p text:style-name="P3"><text:span text:style-name="T2">Иерархические модели.</text:span></text:p>
        </text:list-item>
        <text:list-item>
          <text:p text:style-name="P3"><text:span text:style-name="T2">Проектирование интерфейса модели. Графические, текстовые и командные интерфейсы. Интерфейс непосредственного управления. </text:span></text:p>
        </text:list-item>
        <text:list-item>
          <text:p text:style-name="P3"><text:span text:style-name="T2">Основные принципы проектирования и построения интерфейсов.</text:span></text:p>
        </text:list-item>
        <text:list-item>
          <text:p text:style-name="P3"><text:span text:style-name="T2">Информационное, функциональное, моделирование. Типы моделей. Этапы моделирования.</text:span></text:p>
        </text:list-item>
        <text:list-item>
          <text:p text:style-name="P3"><text:span text:style-name="T2">Инструментальные средства реализации моделей. Языки и системы моделирования.</text:span></text:p>
        </text:list-item>
        <text:list-item>
          <text:p text:style-name="P3"><text:span text:style-name="T2">Методы экспертизы. Анализ и интерпретация результатов моделирования систем в вычислительной искусственной среде.</text:span></text:p>
        </text:list-item>
        <text:list-item>
          <text:p text:style-name="P3"><text:span text:style-name="T2">Модельный подход в науке и технике. Применение технологии моделирования к моделированию сложных систем.</text:span></text:p>
        </text:list-item>
        <text:list-item>
          <text:p text:style-name="P3"><text:span text:style-name="T2">Язык моделирования. Моделирование на основе операций Коллера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0T04:29:00</meta:creation-date>
    <meta:initial-creator>Андрей</meta:initial-creator>
    <meta:document-statistic meta:table-count="0" meta:image-count="0" meta:object-count="0" meta:page-count="1" meta:paragraph-count="22" meta:word-count="191" meta:character-count="1621" meta:non-whitespace-character-count="1463"/>
    <meta:generator>LibreOfficeDev/6.0.5.2$Linux_X86_64 LibreOffice_project/</meta:generator>
  </office:meta>
</office:document-meta>
</file>